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3075f" officeooo:paragraph-rsid="0023075f"/>
    </style:style>
    <style:style style:name="P2" style:family="paragraph" style:parent-style-name="Standard">
      <style:text-properties officeooo:rsid="0024cfad" officeooo:paragraph-rsid="0024cfad"/>
    </style:style>
    <style:style style:name="P3" style:family="paragraph" style:parent-style-name="Standard">
      <style:text-properties officeooo:rsid="0024e3fe" officeooo:paragraph-rsid="0024e3fe"/>
    </style:style>
    <style:style style:name="P4" style:family="paragraph" style:parent-style-name="Standard">
      <style:text-properties officeooo:rsid="0026897c" officeooo:paragraph-rsid="0026897c"/>
    </style:style>
    <style:style style:name="P5" style:family="paragraph" style:parent-style-name="Standard">
      <style:text-properties officeooo:rsid="00284c41" officeooo:paragraph-rsid="00284c41"/>
    </style:style>
    <style:style style:name="P6" style:family="paragraph" style:parent-style-name="Standard">
      <style:text-properties fo:font-weight="bold" officeooo:rsid="0028e880" officeooo:paragraph-rsid="0028e880" style:font-weight-asian="bold" style:font-weight-complex="bold"/>
    </style:style>
    <style:style style:name="P7" style:family="paragraph" style:parent-style-name="Standard">
      <style:text-properties fo:font-weight="normal" officeooo:rsid="002ae669" officeooo:paragraph-rsid="002ae669" style:font-weight-asian="normal" style:font-weight-complex="normal"/>
    </style:style>
    <style:style style:name="P8" style:family="paragraph" style:parent-style-name="Standard">
      <style:text-properties fo:font-weight="normal" officeooo:rsid="002cb9ff" officeooo:paragraph-rsid="002cb9ff" style:font-weight-asian="normal" style:font-weight-complex="normal"/>
    </style:style>
    <style:style style:name="P9" style:family="paragraph" style:parent-style-name="Standard">
      <style:text-properties fo:font-weight="normal" officeooo:rsid="002e921b" officeooo:paragraph-rsid="002e921b" style:font-weight-asian="normal" style:font-weight-complex="normal"/>
    </style:style>
    <style:style style:name="P10" style:family="paragraph" style:parent-style-name="Standard">
      <style:text-properties fo:font-weight="normal" officeooo:rsid="00313273" officeooo:paragraph-rsid="00313273" style:font-weight-asian="normal" style:font-weight-complex="normal"/>
    </style:style>
    <style:style style:name="P11" style:family="paragraph" style:parent-style-name="Standard">
      <style:text-properties fo:font-weight="normal" officeooo:rsid="00316088" officeooo:paragraph-rsid="00316088" style:font-weight-asian="normal" style:font-weight-complex="normal"/>
    </style:style>
    <style:style style:name="P12" style:family="paragraph" style:parent-style-name="Standard">
      <style:text-properties fo:font-weight="normal" officeooo:rsid="0031e90f" officeooo:paragraph-rsid="0031e90f" style:font-weight-asian="normal" style:font-weight-complex="normal"/>
    </style:style>
    <style:style style:name="P13" style:family="paragraph" style:parent-style-name="Standard">
      <style:text-properties fo:font-weight="normal" officeooo:rsid="003257e9" officeooo:paragraph-rsid="003257e9" style:font-weight-asian="normal" style:font-weight-complex="normal"/>
    </style:style>
    <style:style style:name="P14" style:family="paragraph" style:parent-style-name="Standard">
      <style:text-properties officeooo:rsid="002e921b" officeooo:paragraph-rsid="002e921b"/>
    </style:style>
    <style:style style:name="P15" style:family="paragraph" style:parent-style-name="Standard">
      <style:text-properties fo:font-weight="normal" officeooo:rsid="003257e9" officeooo:paragraph-rsid="003257e9" style:font-weight-asian="normal" style:font-weight-complex="normal"/>
    </style:style>
    <style:style style:name="P16" style:family="paragraph" style:parent-style-name="Standard">
      <style:text-properties fo:font-weight="normal" officeooo:rsid="0035410c" officeooo:paragraph-rsid="0035410c" style:font-weight-asian="normal" style:font-weight-complex="normal"/>
    </style:style>
    <style:style style:name="P17" style:family="paragraph" style:parent-style-name="Standard">
      <style:text-properties fo:font-weight="normal" officeooo:rsid="00366edd" officeooo:paragraph-rsid="00366edd" style:font-weight-asian="normal" style:font-weight-complex="normal"/>
    </style:style>
    <style:style style:name="P18" style:family="paragraph" style:parent-style-name="Standard">
      <style:text-properties fo:font-weight="normal" officeooo:rsid="00373d2d" officeooo:paragraph-rsid="00373d2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n embargo, para aprovechar al máximo los datos vinculados, la necesidad de algoritmos capaces de manejar eficazmente los gráficos RDF es inmensa. Una de las tareas principales para las aplicaciones de datos vinculados es encontrar entidades similares con un recurso determinado o evaluar en qué medida dos recursos son iguales.</text:p>
      <text:p text:style-name="Standard"/>
      <text:p text:style-name="Standard">En este documento, investigamos la efectividad de SimRank y PageRank personalizado como un medio para medir la similitud semántica en el gráfico RDF para construir un motor de recomendación basado en contenido. SimRank se ha empleado eficazmente para medir la similitud en gráficos homogéneos [27] y, de manera similar, PageRank también se ha explotado con éxito al calcular la similitud para WordNet [2, 3]. Investigamos cuán efectivamente funcionan las dos métricas con los datos vinculados. Realizamos experimentos con datos recuperados de DBpedia 2, la piedra angular de toda la nube de Linked Open Data 3, para alimentar un sistema de recomendación basado en contenido (RS) con el objetivo de evaluar la efectividad de las dos métricas. De hecho, el conocimiento codificado en los conjuntos de datos semánticos del proyecto Linked Open Data puede explotarse para mejorar el rendimiento de los enfoques de recomendación basados ​​en el contenido (CB) [5]. Tales sistemas intentan recomendar elementos similares a los que a un usuario dado le han gustado en el pasado, haciendo coincidir los atributos de un perfil de usuario en el que se almacenan las preferencias e intereses, con los atributos del contenido descriptivo de los elementos [15]. Usamos los valores calculados con SimRank y PageRank personalizado, para encontrar similitudes entre los artículos y usarlos para producir la lista final de recomendaciones.</text:p>
      <text:p text:style-name="Standard"/>
      <text:p text:style-name="Standard">Nuestra evaluación experimental se realizó utilizando el conocido conjunto de datos de Last.fm 4 para la recomendación de artistas musicales. Comparamos los resultados de nuestras recomendaciones con otras dos líneas de base basadas en contenido que miden su precisión con precisión y métricas de recuperación, así como también miden la cobertura del catálogo, la distribución de artículos y la novedad.</text:p>
      <text:p text:style-name="Standard"/>
      <text:p text:style-name="Standard">La similitud se calcula según las relaciones de objeto a objeto: la similitud entre dos nodos depende de sus vecinos. Dos nodos se consideran similares si son referenciados por nodos similares.</text:p>
      <text:p text:style-name="Standard"/>
      <text:p text:style-name="P1">Por PageRank, el rango de un nodo se calcula de acuerdo con la relación con otros nodos. Un nodo recibe una cantidad de rango de cada nodo que lo señala y, a su vez, transfiere una cantidad de su rango a los nodos a los que se refiere.</text:p>
      <text:p text:style-name="P1"/>
      <text:p text:style-name="P2">En este sentido, un nodo tendrá un rango alto si es referenciado por nodos con rango alto.</text:p>
      <text:p text:style-name="P2"/>
      <text:p text:style-name="P3">De esta definición, surge un problema con los nodos colgantes, es decir, nodos sin enlaces salientes.</text:p>
      <text:p text:style-name="P3"/>
      <text:p text:style-name="P4">Por estos nodos, los vectores de PageRank se degradan muy rápidamente y producen rangos inapropiados. Para eludir los nodos colgantes, se realizan algunas modificaciones en la matriz de transición</text:p>
      <text:p text:style-name="P4"/>
      <text:p text:style-name="P5">Una variante del algoritmo PageRank original, el algoritmo PageRank personalizado se derivó para medir la similitud entre los temas [11]. La idea principal de este enfoque es explotar el vector PageRank para caracterizar un tema que se compone de un conjunto de palabras.</text:p>
      <text:p text:style-name="P5"/>
      <text:p text:style-name="P5"/>
      <text:p text:style-name="P5"/>
      <text:p text:style-name="P5"/>
      <text:p text:style-name="P14"><text:soft-page-break/>3 </text:p>
      <text:p text:style-name="P6">Una pregunta que podría surgir en cualquier momento es qué tan efectivas son las dos métricas con respecto a una tarea de recomendación.</text:p>
      <text:p text:style-name="P6"/>
      <text:p text:style-name="P7">Tal estudio es de particular importancia ya que no solo proporciona una idea de la idoneidad, sino que también arroja luz sobre la efectividad de las técnicas de medición para los datos vinculados.</text:p>
      <text:p text:style-name="P7"/>
      <text:p text:style-name="P8">En particular, como entrada para el cálculo, recuperamos datos de DBpedia a través de consultas SPARQL y extrajimos un subgrafo que contiene solo la información relacionada con un dominio específico.</text:p>
      <text:p text:style-name="P8"/>
      <text:p text:style-name="P9">El resultado final se usa luego en un motor de recomendación basado en contenido para evaluar su desempeño en términos de precisión, novedad, distribución de artículos y diversidad de ventas.</text:p>
      <text:p text:style-name="P9"/>
      <text:p text:style-name="P10">Esta última se considera una dimensión de calidad relevante tanto para la perspectiva empresarial como para la del usuario: el usuario puede recibir recomendaciones menos obvias, cumplir con el objetivo de ayudar a los usuarios a descubrir contenido nuevo [25] y la empresa puede aumentar las ventas [6].</text:p>
      <text:p text:style-name="P10"/>
      <text:p text:style-name="P11">Desde un punto de vista computacional, evaluar tanto el valor de SimRank como el de PageRank personalizado es una tarea muy exigente que depende en gran medida del número de bordes que conectan los nodos dentro del gráfico.</text:p>
      <text:p text:style-name="P11"/>
      <text:p text:style-name="P12">Para reducir la carga computacional, redujimos el tamaño del subgrafo extraído seleccionando un conjunto de propiedades RDF que resultan significativas para el dominio de interés (música en nuestro caso). Seleccionamos aquellas propiedades que pertenecen a la ontología de DBpedia (más dcterms: subject) que ocurren con mayor frecuencia en el conjunto de datos en relación con artistas musicales y bandas. En particular, seleccionamos las propiedades entrantes y salientes como se muestra en la Tabla 1.</text:p>
      <text:p text:style-name="P12"/>
      <text:p text:style-name="P13">3.1</text:p>
      <text:p text:style-name="P13"/>
      <text:p text:style-name="P13">Last.fm contiene 92835 comentarios implícitos sobre 17632 artistas por 1892 usuarios. Por razones computacionales, redujimos el número de artistas y bandas a los 700 más populares.</text:p>
      <text:p text:style-name="P13"/>
      <text:p text:style-name="P13">Para el dominio de la música, extrajimos el subgrafo correspondiente compuesto por un total de 113, 386 triples. En la Tabla 2 resumimos algunas estadísticas de los datos que utilizamos.</text:p>
      <text:p text:style-name="P13"/>
      <text:p text:style-name="P13">Usamos para nuestro experimento el algoritmo de vecinos más cercanos k, que encuentra los vecinos establecidos (α) que contienen las k entidades más similares β a un elemento dado α utilizando una función de similitud sim (α, β)</text:p>
      <text:p text:style-name="P13"/>
      <text:p text:style-name="P13">Las recomendaciones se calculan utilizando una suma ponderada como en [21], donde los pesos son las similitudes entre los elementos, para producir el puntaje de predicción P para un par de elementos de usuario dado (u, α).</text:p>
      <text:p text:style-name="P13"/>
      <text:p text:style-name="P13">La fórmula tiene en cuenta los elementos que pertenecen al perfil de usuario perfil (u), en nuestro caso los artistas / bandas que ya escucharon, y la partitura r (u, α) asignada al elemento α por el usuario u.</text:p>
      <text:p text:style-name="P13"/>
      <text:p text:style-name="P13"><text:soft-page-break/>Los experimentos se han llevado a cabo considerando como sim (α, β) los valores calculados mediante la ecuación (1) para SimRank y la ecuación (3) para PageRank personalizado. Para comparar nuestros resultados, también seleccionamos para nuestros experimentos dos funciones de similitud más como líneas de base: un modelo de espacio vectorial puro con similitud de coseno (VSM) y una variación simplificada del algoritmo propuesto en [5] (isántica).</text:p>
      <text:p text:style-name="P13"/>
      <text:p text:style-name="P16">3.2</text:p>
      <text:p text:style-name="P16">Considerando solo los mejores resultados de N, para medir la precisión usamos precisión (P @ N) y recuperación (R @ N). El primero se define como la fracción de los elementos recomendados N principales que son relevantes para el usuario u; este último como la fracción de elementos relevantes del conjunto de pruebas que aparecen en los N elementos predichos.</text:p>
      <text:p text:style-name="P16"/>
      <text:p text:style-name="P17">Para medir la diversidad de ventas, consideramos otras tres métricas importantes: cobertura de catálogo [9] (el porcentaje de artículos en el catálogo que alguna vez se recomienda a los usuarios), Entropía y coeficiente de Gini para medir la distribución de artículos recomendados [1, 6, 25] (el grado en que las recomendaciones se concentran en unos pocos elementos o se distribuyen más equitativamente entre los elementos). Como en [1], invertimos la escala del coeficiente de Gini para que los valores más pequeños representen una equidad distributiva más baja y los valores más grandes correspondan a una equidad más alta.</text:p>
      <text:p text:style-name="P17"/>
      <text:p text:style-name="P18">PageRank puede producir resultados comparables y superan a las dos líneas de base cuando aumenta el número de vecinos seleccionados. Esto significa que no se ven afectados por el posible ruido si se consideran más vecinos. Además, vemos que a partir de 40 vecinos, sus resultados tienden a estabilizarse. Obtienen valores de recuperación más altos en cada configuración, superando así fuertemente las líneas de base con el top-N más alto (particularmente sobre top-30). Esto significa que al aumentar el número de recomendaciones, las dos métricas pueden sugerir otros elementos relevantes, en este sentido, funcionan mejor que las dos líneas de base. También observamos que obtienen valores más bajos para la cobertura y dispersión del catálogo en comparación con los dos valores de referencia. Sin embargo, en la Tabla 3 vemos que superan a la línea de base en términos de EPC y porcentaje de cola larga. Esto significa que tienden a sugerir siempre un pequeño subconjunto de elementos y las sugerencias no se distribuyen por igual, pero estos elementos no pertenecen necesariamente a los más popula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3:27:00.440170359</meta:creation-date>
    <dc:date>2019-09-09T16:02:25.606260830</dc:date>
    <meta:editing-duration>PT1H29M36S</meta:editing-duration>
    <meta:editing-cycles>19</meta:editing-cycles>
    <meta:generator>LibreOffice/4.2.8.2$Linux_X86_64 LibreOffice_project/420m0$Build-2</meta:generator>
    <meta:document-statistic meta:table-count="0" meta:image-count="0" meta:object-count="0" meta:page-count="3" meta:paragraph-count="28" meta:word-count="1364" meta:character-count="8566" meta:non-whitespace-character-count="7227"/>
  </office:meta>
</office:document-meta>
</file>